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25cm" fo:min-width="3.6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5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objectwithoutfill">
      <style:graphic-properties draw:stroke="dash" draw:stroke-dash="штрих-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Small_20_Arrow" draw:marker-end="Small_20_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4" style:family="text">
      <style:text-properties style:text-position="33% 58%"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5cm" svg:y1="6cm" svg:x2="5.6cm" svg:y2="6cm">
          <text:p/>
        </draw:line>
        <draw:custom-shape draw:style-name="gr2" draw:text-style-name="P2" draw:layer="layout" svg:width="4.1cm" svg:height="0.475cm" svg:x="1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6cm" svg:y1="5.8cm" svg:x2="5.3cm" svg:y2="5.8cm">
          <text:p/>
        </draw:line>
        <draw:custom-shape draw:style-name="gr3" draw:text-style-name="P3" draw:layer="layout" svg:width="0.6cm" svg:height="0.6cm" svg:x="1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.75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4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4.451cm" svg:y="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4.6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6cm" svg:y1="5.8cm" svg:x2="1.6cm" svg:y2="2.1cm">
          <text:p/>
        </draw:line>
        <draw:line draw:style-name="gr1" draw:text-style-name="P1" draw:layer="layout" svg:x1="5.3cm" svg:y1="5.8cm" svg:x2="1.6cm" svg:y2="2.1cm">
          <text:p/>
        </draw:line>
        <draw:custom-shape draw:style-name="gr6" draw:text-style-name="P3" draw:layer="layout" svg:width="0.5cm" svg:height="0.3cm" draw:transform="rotate (-0.77265725985789) translate (3.072cm 3.14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1.9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3.098cm" svg:y="3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1cm" svg:height="0.1cm" svg:x="1.0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1cm" svg:y1="6cm" svg:x2="6.2cm" svg:y2="6cm">
          <text:p/>
        </draw:line>
        <draw:line draw:style-name="gr8" draw:text-style-name="P1" draw:layer="layout" svg:x1="1.1cm" svg:y1="6cm" svg:x2="1.1cm" svg:y2="1.254cm">
          <text:p/>
        </draw:line>
        <draw:line draw:style-name="gr9" draw:text-style-name="P1" draw:layer="layout" svg:x1="4.7cm" svg:y1="5cm" svg:x2="6cm" svg:y2="5cm">
          <text:p/>
        </draw:line>
        <draw:path draw:style-name="gr10" draw:text-style-name="P1" draw:layer="layout" svg:width="1.407cm" svg:height="0.864cm" draw:transform="rotate (1.69768176341488) translate (3.08510679946358cm 5.78624151710486cm)" svg:viewBox="0 0 1408 865" svg:d="M0 2c792-42 1260 625 1408 863">
          <text:p/>
        </draw:path>
        <draw:frame draw:style-name="gr11" draw:text-style-name="P5" draw:layer="layout" svg:width="0.803cm" svg:height="0.768cm" svg:x="0.888cm" svg:y="5.368cm">
          <draw:text-box>
            <text:p><text:span text:style-name="T1">O</text:span></text:p>
          </draw:text-box>
        </draw:frame>
        <draw:frame draw:style-name="gr11" draw:text-style-name="P7" draw:layer="layout" svg:width="0.667cm" svg:height="0.683cm" svg:x="0.923cm" svg:y="1.067cm">
          <draw:text-box>
            <text:p text:style-name="P6"><text:span text:style-name="T2">y</text:span></text:p>
          </draw:text-box>
        </draw:frame>
        <draw:frame draw:style-name="gr11" draw:text-style-name="P7" draw:layer="layout" svg:width="0.671cm" svg:height="0.683cm" svg:x="5.575cm" svg:y="5.803cm">
          <draw:text-box>
            <text:p text:style-name="P6"><text:span text:style-name="T2">x</text:span></text:p>
          </draw:text-box>
        </draw:frame>
        <draw:frame draw:style-name="gr11" draw:text-style-name="P5" draw:layer="layout" svg:width="0.731cm" svg:height="0.768cm" svg:x="2.997cm" svg:y="2.739cm">
          <draw:text-box>
            <text:p><text:span text:style-name="T1">P</text:span></text:p>
          </draw:text-box>
        </draw:frame>
        <draw:frame draw:style-name="gr11" draw:text-style-name="P5" draw:layer="layout" svg:width="0.76cm" svg:height="0.768cm" svg:x="1.384cm" svg:y="1.536cm">
          <draw:text-box>
            <text:p><text:span text:style-name="T1">A</text:span></text:p>
          </draw:text-box>
        </draw:frame>
        <draw:frame draw:style-name="gr11" draw:text-style-name="P5" draw:layer="layout" svg:width="0.752cm" svg:height="0.768cm" svg:x="5.08cm" svg:y="5.265cm">
          <draw:text-box>
            <text:p><text:span text:style-name="T1">B</text:span></text:p>
          </draw:text-box>
        </draw:frame>
        <draw:frame draw:style-name="gr11" draw:text-style-name="P5" draw:layer="layout" svg:width="0.917cm" svg:height="0.683cm" svg:x="3.082cm" svg:y="4.694cm">
          <draw:text-box>
            <text:p><text:span text:style-name="T3">45</text:span><text:span text:style-name="T4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Штрих-" draw:style="rect" draw:dots2="1" draw:dots2-length="0.2cm" draw:distance="0.1cm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5T12:41:42.867886280</dc:date>
    <meta:editing-duration>PT15M56S</meta:editing-duration>
    <meta:editing-cycles>2</meta:editing-cycles>
    <meta:document-statistic meta:object-count="25"/>
  </office:meta>
</office:document-meta>
</file>